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50000017A73497F8054EC0B4A.png" manifest:media-type="image/png"/>
  <manifest:file-entry manifest:full-path="Pictures/10000000000003720000011872F548E6A607D641.png" manifest:media-type="image/png"/>
  <manifest:file-entry manifest:full-path="Pictures/10000201000005A700000202502BCF7D0F2AEBE8.png" manifest:media-type="image/png"/>
  <manifest:file-entry manifest:full-path="Pictures/100000000000032F00000150710388BFA83474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modern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69cm, 6.679cm, -0.969cm, 0.017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solid" draw:fill-color="#cccccc" draw:textarea-vertical-align="top" draw:auto-grow-height="false" draw:fit-to-size="false" style:shrink-to-fit="false" fo:min-height="0.881cm" fo:min-width="6.613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.007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5" style:family="paragraph">
      <loext:graphic-properties draw:fill="solid" draw:fill-color="#cccccc"/>
      <style:paragraph-properties fo:margin-left="0.007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T1" style:family="text">
      <style:text-properties fo:font-variant="normal" fo:text-transform="none" fo:color="#000000" style:text-line-through-style="none" style:text-line-through-type="none" style:font-name="Segoe UI" fo:letter-spacing="normal" fo:font-style="normal" style:text-underline-style="none" fo:font-weight="normal" style:font-name-asian="Segoe UI1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egoe UI" fo:letter-spacing="normal" fo:font-style="normal" style:text-underline-style="none" fo:font-weight="normal" style:font-name-asian="Segoe UI1" style:font-size-asian="24pt" style:font-style-asian="normal" style:font-weight-asian="normal" style:font-name-complex="Segoe U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3" draw:style-name="gr1" draw:text-style-name="P1" draw:layer="layout" svg:width="11.4cm" svg:height="4.699cm" svg:x="0.9cm" svg:y="9.89cm">
          <draw:image xlink:href="Pictures/100000000000032F00000150710388BFA8347418.png" xlink:type="simple" xlink:show="embed" xlink:actuate="onLoad">
            <text:p/>
          </draw:image>
        </draw:frame>
        <draw:frame draw:name="Picture 3" draw:style-name="gr2" draw:text-style-name="P1" draw:layer="layout" svg:width="10.886cm" svg:height="4.846cm" svg:x="0.7cm" svg:y="1cm">
          <draw:image xlink:href="Pictures/10000000000003720000011872F548E6A607D641.png" xlink:type="simple" xlink:show="embed" xlink:actuate="onLoad">
            <text:p/>
          </draw:image>
        </draw:frame>
        <draw:frame draw:style-name="gr3" draw:text-style-name="P2" draw:layer="layout" svg:width="12.157cm" svg:height="4.318cm" svg:x="1.035cm" svg:y="5.572cm">
          <draw:image xlink:href="Pictures/10000201000005A700000202502BCF7D0F2AEBE8.png" xlink:type="simple" xlink:show="embed" xlink:actuate="onLoad">
            <text:p/>
          </draw:image>
        </draw:frame>
        <draw:frame draw:name="Picture 2" draw:style-name="gr1" draw:text-style-name="P1" draw:layer="layout" svg:width="11.548cm" svg:height="9cm" svg:x="13.573cm" svg:y="2.668cm">
          <draw:image xlink:href="Pictures/10000000000001E50000017A73497F8054EC0B4A.png" xlink:type="simple" xlink:show="embed" xlink:actuate="onLoad">
            <text:p/>
          </draw:image>
        </draw:frame>
        <draw:custom-shape draw:name="CustomShape 1" draw:style-name="gr4" draw:text-style-name="P5" draw:layer="layout" svg:width="7.112cm" svg:height="1.13cm" svg:x="14.716cm" svg:y="11.808cm">
          <text:p text:style-name="P3"><text:span text:style-name="T1">Kallarackal et al 2013</text:span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 Poyatos</meta:initial-creator>
    <meta:creation-date>2018-04-20T12:53:09.201969173</meta:creation-date>
    <dc:date>2018-04-20T16:28:29.412649183</dc:date>
    <dc:creator>Rafa Poyatos</dc:creator>
    <meta:editing-duration>PT3H17M28S</meta:editing-duration>
    <meta:editing-cycles>1</meta:editing-cycles>
    <meta:document-statistic meta:object-count="5"/>
    <meta:generator>LibreOffice/5.4.4.2$Linux_X86_64 LibreOffice_project/40m0$Build-2</meta:generator>
  </office:meta>
</office:document-meta>
</file>